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officeooo:rsid="0007b0d7" officeooo:paragraph-rsid="0007b0d7"/>
    </style:style>
    <style:style style:name="P2" style:family="paragraph" style:parent-style-name="Text_20_body">
      <style:text-properties officeooo:rsid="0007b0d7" officeooo:paragraph-rsid="0007b0d7"/>
    </style:style>
    <style:style style:name="P3" style:family="paragraph" style:parent-style-name="Text_20_body" style:list-style-name="L1">
      <style:text-properties fo:font-style="normal" officeooo:rsid="0007b0d7" officeooo:paragraph-rsid="0007b0d7" style:font-style-asian="normal" style:font-style-complex="normal"/>
    </style:style>
    <style:style style:name="P4" style:family="paragraph" style:parent-style-name="Heading_20_1">
      <style:text-properties officeooo:rsid="0007b0d7" officeooo:paragraph-rsid="0007b0d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94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owdfunding</text:h>
      <text:p text:style-name="P2">Para la realización de este proyecto haremos una campaña de <text:span text:style-name="T1">crowdfunding</text:span><text:span text:style-name="T2"> en </text:span><text:span text:style-name="T1">indiegogo </text:span><text:span text:style-name="T2">ya que se trata de una plataforma utilizada sobre todo por empresas emergentes y </text:span><text:span text:style-name="T1">StartUp</text:span><text:span text:style-name="T2"> como nosotros. El objetivo son 100.000 € para pagar sobre todo los primeros meses de salarios, alquiler del local, servidores y toda la estructura de gastos iniciales de una empresa. Parte de este capital (202€ exactamente) van destinados a la creación de la marca y formarán parte del capital no dinerario aportado.</text:span></text:p>
      <text:p text:style-name="P2"><text:span text:style-name="T2">Las recompensas para los mecenas serán</text:span><text:span text:style-name="T2"><text:note text:id="ftn1" text:note-class="footnote"><text:note-citation>1</text:note-citation><text:note-body><text:p text:style-name="P1">Cada recompensa incluye las de menor cantidad si el límite de esta no está copado</text:p></text:note-body></text:note></text:span><text:span text:style-name="T2">:</text:span></text:p>
      <text:list xml:id="list3321142117" text:style-name="L1">
        <text:list-item>
          <text:p text:style-name="P3">5 € - Salir en pestaña de agradecimientos de la página web</text:p>
        </text:list-item>
        <text:list-item>
          <text:p text:style-name="P3">15 € - Cuaderno de Localiza</text:p>
        </text:list-item>
        <text:list-item>
          <text:p text:style-name="P3">25 € - Bisutería Localiza para mascota a elección</text:p>
        </text:list-item>
        <text:list-item>
          <text:p text:style-name="P3">40 € - Camiseta y Gorra localiza</text:p>
        </text:list-item>
        <text:list-item>
          <text:p text:style-name="P3">50 € - Bisutería Localiza para niño a elección</text:p>
        </text:list-item>
        <text:list-item>
          <text:p text:style-name="P3">100 € - Bisutería Localiza para anciano a elección</text:p>
        </text:list-item>
        <text:list-item>
          <text:p text:style-name="P3">500 € - (Solo distribuidores) seis lotes <text:span text:style-name="T3">de 50 joyas </text:span>de <text:span text:style-name="T3">cada</text:span> gama a elección de bisuterías Localiza</text:p>
        </text:list-item>
        <text:list-item>
          <text:p text:style-name="P3">10.000 € - (Máximo 5 y uno por persona física o jurídica) participación de un 10 %</text:p>
        </text:list-item>
      </text:list>
      <text:p text:style-name="P2"><text:span text:style-name="T2">La campaña duraría 60 días en la que los cinco socios deberán aportar el capital para empezar la campaña de </text:span><text:span text:style-name="T1">Google AdWorks</text:span><text:span text:style-name="T2"> y publicitar así el producto y la empresa. Si se supera la meta se aplica el criterio que se explica en la constitución de la socie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1:02:05.185227055</meta:creation-date>
    <dc:date>2017-05-06T16:54:37.752313525</dc:date>
    <meta:editing-duration>PT2M41S</meta:editing-duration>
    <meta:editing-cycles>2</meta:editing-cycles>
    <meta:generator>LibreOffice/5.3.2.2$Linux_X86_64 LibreOffice_project/30m0$Build-2</meta:generator>
    <meta:document-statistic meta:table-count="0" meta:image-count="0" meta:object-count="0" meta:page-count="1" meta:paragraph-count="13" meta:word-count="245" meta:character-count="1333" meta:non-whitespace-character-count="1109"/>
  </office:meta>
</office:document-meta>
</file>